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Untertitel">
      <style:paragraph-properties fo:margin-left="0cm" fo:margin-right="0cm" fo:margin-top="0.42cm" fo:margin-bottom="0.349cm" style:contextual-spacing="false" fo:text-align="start" style:justify-single-word="false" fo:text-indent="0cm" style:auto-text-indent="false"/>
      <style:text-properties fo:font-size="13pt" officeooo:paragraph-rsid="0009e931" style:font-size-asian="13pt"/>
    </style:style>
    <style:style style:name="P2" style:family="paragraph" style:parent-style-name="Default_7e_LT_7e_Untertitel">
      <style:paragraph-properties fo:margin-left="0cm" fo:margin-right="0cm" fo:margin-top="0.42cm" fo:margin-bottom="0.349cm" style:contextual-spacing="false" fo:text-align="start" style:justify-single-word="false" fo:text-indent="0cm" style:auto-text-indent="false"/>
      <style:text-properties fo:font-size="13pt" fo:font-weight="bold" officeooo:rsid="00125ea6" officeooo:paragraph-rsid="0009e931" style:font-size-asian="13pt" style:font-weight-asian="bold" style:font-weight-complex="bold"/>
    </style:style>
    <style:style style:name="P3" style:family="paragraph" style:parent-style-name="Default_7e_LT_7e_Untertitel">
      <style:paragraph-properties fo:margin-left="0cm" fo:margin-right="0cm" fo:margin-top="0.42cm" fo:margin-bottom="0.349cm" style:contextual-spacing="false" fo:text-align="start" style:justify-single-word="false" fo:text-indent="0cm" style:auto-text-indent="false"/>
      <style:text-properties fo:font-size="13pt" officeooo:rsid="00125ea6" officeooo:paragraph-rsid="0009e931" style:font-size-asian="13pt"/>
    </style:style>
    <style:style style:name="T1" style:family="text">
      <style:text-properties fo:font-size="13pt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import nltk</text:p>
      <text:p text:style-name="P1" loext:marker-style-name="T1">from nltk.sentiment.vader import SentimentIntensityAnalyzer</text:p>
      <text:p text:style-name="P1" loext:marker-style-name="T1"/>
      <text:p text:style-name="P1" loext:marker-style-name="T1"># Download VADER lexicon</text:p>
      <text:p text:style-name="P1" loext:marker-style-name="T1">nltk.download('vader_lexicon')</text:p>
      <text:p text:style-name="P1" loext:marker-style-name="T1"/>
      <text:p text:style-name="P1" loext:marker-style-name="T1"># Initialize sentiment analyzer</text:p>
      <text:p text:style-name="P1" loext:marker-style-name="T1">analyzer = SentimentIntensityAnalyzer()</text:p>
      <text:p text:style-name="P1" loext:marker-style-name="T1"/>
      <text:p text:style-name="P1" loext:marker-style-name="T1"># Sample customer feedback list</text:p>
      <text:p text:style-name="P1" loext:marker-style-name="T1">feedbacks = [</text:p>
      <text:p text:style-name="P1" loext:marker-style-name="T1"><text:s text:c="4"/>"I love this product! It works perfectly.",</text:p>
      <text:p text:style-name="P1" loext:marker-style-name="T1"><text:s text:c="4"/>"The support team was very helpful.",</text:p>
      <text:p text:style-name="P1" loext:marker-style-name="T1"><text:s text:c="4"/>"It's okay, nothing special.",</text:p>
      <text:p text:style-name="P1" loext:marker-style-name="T1"><text:s text:c="4"/>"Terrible experience. I want a refund!",</text:p>
      <text:p text:style-name="P1" loext:marker-style-name="T1"><text:s text:c="4"/>"Service was slow and unresponsive.",</text:p>
      <text:p text:style-name="P1" loext:marker-style-name="T1"><text:s text:c="4"/>"Absolutely fantastic! Highly recommend.",</text:p>
      <text:p text:style-name="P1" loext:marker-style-name="T1"><text:s text:c="4"/>"The quality is not good.",</text:p>
      <text:p text:style-name="P1" loext:marker-style-name="T1"><text:s text:c="4"/>"I had a neutral experience, nothing great or bad."</text:p>
      <text:p text:style-name="P1" loext:marker-style-name="T1"><text:soft-page-break/>]</text:p>
      <text:p text:style-name="P1" loext:marker-style-name="T1"/>
      <text:p text:style-name="P1" loext:marker-style-name="T1"># Analyze each feedback</text:p>
      <text:p text:style-name="P1" loext:marker-style-name="T1">for feedback in feedbacks:</text:p>
      <text:p text:style-name="P1" loext:marker-style-name="T1"><text:s text:c="4"/>score = analyzer.polarity_scores(feedback)</text:p>
      <text:p text:style-name="P1" loext:marker-style-name="T1"><text:s text:c="4"/>compound = score['compound']</text:p>
      <text:p text:style-name="P1" loext:marker-style-name="T1"><text:s text:c="4"/></text:p>
      <text:p text:style-name="P1" loext:marker-style-name="T1"><text:s text:c="4"/>if compound &gt;= 0.05:</text:p>
      <text:p text:style-name="P1" loext:marker-style-name="T1"><text:s text:c="8"/>sentiment = "Positive"</text:p>
      <text:p text:style-name="P1" loext:marker-style-name="T1"><text:s text:c="4"/>elif compound &lt;= -0.05:</text:p>
      <text:p text:style-name="P1" loext:marker-style-name="T1"><text:s text:c="8"/>sentiment = "Negative"</text:p>
      <text:p text:style-name="P1" loext:marker-style-name="T1"><text:s text:c="4"/>else:</text:p>
      <text:p text:style-name="P1" loext:marker-style-name="T1"><text:s text:c="8"/>sentiment = "Neutral"</text:p>
      <text:p text:style-name="P1" loext:marker-style-name="T1"/>
      <text:p text:style-name="P1" loext:marker-style-name="T1"><text:s text:c="4"/>print(f"Feedback: {feedback}\nSentiment: {sentiment}\nScore: {compound}\n")</text:p>
      <text:p text:style-name="P2" loext:marker-style-name="T1">Output:</text:p>
      <text:p text:style-name="P3" loext:marker-style-name="T1">Feedback: I love this product! It works perfectly.</text:p>
      <text:p text:style-name="P3" loext:marker-style-name="T1">Sentiment: Positive</text:p>
      <text:p text:style-name="P3" loext:marker-style-name="T1">Score: 0.8439</text:p>
      <text:p text:style-name="P3" loext:marker-style-name="T1"><text:soft-page-break/></text:p>
      <text:p text:style-name="P3" loext:marker-style-name="T1">Feedback: The support team was very helpful.</text:p>
      <text:p text:style-name="P3" loext:marker-style-name="T1">Sentiment: Positive</text:p>
      <text:p text:style-name="P3" loext:marker-style-name="T1">Score: 0.6369</text:p>
      <text:p text:style-name="P3" loext:marker-style-name="T1"/>
      <text:p text:style-name="P3" loext:marker-style-name="T1">Feedback: It's okay, nothing special.</text:p>
      <text:p text:style-name="P3" loext:marker-style-name="T1">Sentiment: Neutral</text:p>
      <text:p text:style-name="P3" loext:marker-style-name="T1">Score: 0.3252</text:p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21:23:52.179678400</meta:creation-date>
    <dc:date>2025-05-15T21:24:40.004884500</dc:date>
    <meta:editing-duration>PT48S</meta:editing-duration>
    <meta:editing-cycles>1</meta:editing-cycles>
    <meta:document-statistic meta:table-count="0" meta:image-count="0" meta:object-count="0" meta:page-count="3" meta:paragraph-count="39" meta:word-count="142" meta:character-count="1170" meta:non-whitespace-character-count="982"/>
    <meta:generator>LibreOffice/25.2.3.2$Windows_X86_64 LibreOffice_project/bbb074479178df812d175f709636b368952c2ce3</meta:generator>
  </office:meta>
</office:document-meta>
</file>